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91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essure_20_and_20_velocity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essure and velocity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Pressure (hPa)</text:p>
          </table:table-cell>
          <table:table-cell table:style-name="ce1" office:value-type="string" calcext:value-type="string">
            <text:p>Height (m)</text:p>
          </table:table-cell>
          <table:table-cell table:style-name="ce1" office:value-type="string" calcext:value-type="string">
            <text:p>Time (velocity) (s)</text:p>
          </table:table-cell>
          <table:table-cell table:style-name="ce1" office:value-type="string" calcext:value-type="string">
            <text:p>Velocity (m/s)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.00E+00</text:p>
          </table:table-cell>
          <table:table-cell table:style-name="ce2" office:value-type="float" office:value="1027266617000" calcext:value-type="float">
            <text:p>1.03E+12</text:p>
          </table:table-cell>
          <table:table-cell table:style-name="ce2" office:value-type="float" office:value="0" calcext:value-type="float">
            <text:p>0.00E+00</text:p>
          </table:table-cell>
          <table:table-cell table:style-name="ce2" office:value-type="float" office:value="506094500" calcext:value-type="float">
            <text:p>5.06E+08</text:p>
          </table:table-cell>
          <table:table-cell table:style-name="ce2" office:value-type="float" office:value="49648287.18" calcext:value-type="float">
            <text:p>4.96E+07</text:p>
          </table:table-cell>
          <table:table-cell table:number-columns-repeated="1019"/>
        </table:table-row>
        <table:table-row table:style-name="ro1">
          <table:table-cell table:style-name="ce2" office:value-type="float" office:value="1012189000" calcext:value-type="float">
            <text:p>1.01E+09</text:p>
          </table:table-cell>
          <table:table-cell table:style-name="ce2" office:value-type="float" office:value="1027260513000" calcext:value-type="float">
            <text:p>1.03E+12</text:p>
          </table:table-cell>
          <table:table-cell table:style-name="ce2" office:value-type="float" office:value="50253450.15" calcext:value-type="float">
            <text:p>5.03E+07</text:p>
          </table:table-cell>
          <table:table-cell table:style-name="ce2" office:value-type="float" office:value="1519025000" calcext:value-type="float">
            <text:p>1.52E+09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1019"/>
        </table:table-row>
        <table:table-row table:style-name="ro1">
          <table:table-cell table:style-name="ce2" office:value-type="float" office:value="2025861000" calcext:value-type="float">
            <text:p>2.03E+09</text:p>
          </table:table-cell>
          <table:table-cell table:style-name="ce2" office:value-type="float" office:value="1027260513000" calcext:value-type="float">
            <text:p>1.03E+12</text:p>
          </table:table-cell>
          <table:table-cell table:style-name="ce2" office:value-type="float" office:value="50253450.15" calcext:value-type="float">
            <text:p>5.03E+07</text:p>
          </table:table-cell>
          <table:table-cell table:style-name="ce2" office:value-type="float" office:value="2531491500" calcext:value-type="float">
            <text:p>2.53E+09</text:p>
          </table:table-cell>
          <table:table-cell table:style-name="ce2" office:value-type="float" office:value="-7454092.394" calcext:value-type="float">
            <text:p>-7.45E+06</text:p>
          </table:table-cell>
          <table:table-cell table:number-columns-repeated="1019"/>
        </table:table-row>
        <table:table-row table:style-name="ro1">
          <table:table-cell table:style-name="ce2" office:value-type="float" office:value="3037122000" calcext:value-type="float">
            <text:p>3.04E+09</text:p>
          </table:table-cell>
          <table:table-cell table:style-name="ce2" office:value-type="float" office:value="1027261429000" calcext:value-type="float">
            <text:p>1.03E+12</text:p>
          </table:table-cell>
          <table:table-cell table:style-name="ce2" office:value-type="float" office:value="42715417.22" calcext:value-type="float">
            <text:p>4.27E+07</text:p>
          </table:table-cell>
          <table:table-cell table:style-name="ce2" office:value-type="float" office:value="3542264000" calcext:value-type="float">
            <text:p>3.54E+09</text:p>
          </table:table-cell>
          <table:table-cell table:style-name="ce2" office:value-type="float" office:value="-36062878.53" calcext:value-type="float">
            <text:p>-3.61E+07</text:p>
          </table:table-cell>
          <table:table-cell table:number-columns-repeated="1019"/>
        </table:table-row>
        <table:table-row table:style-name="ro1">
          <table:table-cell table:style-name="ce2" office:value-type="float" office:value="4047406000" calcext:value-type="float">
            <text:p>4.05E+09</text:p>
          </table:table-cell>
          <table:table-cell table:style-name="ce2" office:value-type="float" office:value="1027265854000" calcext:value-type="float">
            <text:p>1.03E+12</text:p>
          </table:table-cell>
          <table:table-cell table:style-name="ce2" office:value-type="float" office:value="6281668.051" calcext:value-type="float">
            <text:p>6.28E+06</text:p>
          </table:table-cell>
          <table:table-cell table:style-name="ce2" office:value-type="float" office:value="4552380500" calcext:value-type="float">
            <text:p>4.55E+09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1019"/>
        </table:table-row>
        <table:table-row table:style-name="ro1">
          <table:table-cell table:style-name="ce2" office:value-type="float" office:value="5057355000" calcext:value-type="float">
            <text:p>5.06E+09</text:p>
          </table:table-cell>
          <table:table-cell table:style-name="ce2" office:value-type="float" office:value="1027265854000" calcext:value-type="float">
            <text:p>1.03E+12</text:p>
          </table:table-cell>
          <table:table-cell table:style-name="ce2" office:value-type="float" office:value="6281668.051" calcext:value-type="float">
            <text:p>6.28E+06</text:p>
          </table:table-cell>
          <table:table-cell table:style-name="ce2" office:value-type="float" office:value="5563170500" calcext:value-type="float">
            <text:p>5.56E+09</text:p>
          </table:table-cell>
          <table:table-cell table:style-name="ce2" office:value-type="float" office:value="6209449.718" calcext:value-type="float">
            <text:p>6.21E+06</text:p>
          </table:table-cell>
          <table:table-cell table:number-columns-repeated="1019"/>
        </table:table-row>
        <table:table-row table:style-name="ro1">
          <table:table-cell table:style-name="ce2" office:value-type="float" office:value="6068986000" calcext:value-type="float">
            <text:p>6.07E+09</text:p>
          </table:table-cell>
          <table:table-cell table:style-name="ce2" office:value-type="float" office:value="1027265091000" calcext:value-type="float">
            <text:p>1.03E+12</text:p>
          </table:table-cell>
          <table:table-cell table:style-name="ce2" office:value-type="float" office:value="12563339.88" calcext:value-type="float">
            <text:p>1.26E+07</text:p>
          </table:table-cell>
          <table:table-cell table:style-name="ce2" office:value-type="float" office:value="6636958500" calcext:value-type="float">
            <text:p>6.64E+09</text:p>
          </table:table-cell>
          <table:table-cell table:style-name="ce2" office:value-type="float" office:value="2211964.301" calcext:value-type="float">
            <text:p>2.21E+06</text:p>
          </table:table-cell>
          <table:table-cell table:number-columns-repeated="1019"/>
        </table:table-row>
        <table:table-row table:style-name="ro1">
          <table:table-cell table:style-name="ce2" office:value-type="float" office:value="7204931000" calcext:value-type="float">
            <text:p>7.20E+09</text:p>
          </table:table-cell>
          <table:table-cell table:style-name="ce2" office:value-type="float" office:value="1027264786000" calcext:value-type="float">
            <text:p>1.03E+12</text:p>
          </table:table-cell>
          <table:table-cell table:style-name="ce2" office:value-type="float" office:value="15076009.67" calcext:value-type="float">
            <text:p>1.51E+07</text:p>
          </table:table-cell>
          <table:table-cell table:style-name="ce2" office:value-type="float" office:value="7710928000" calcext:value-type="float">
            <text:p>7.71E+09</text:p>
          </table:table-cell>
          <table:table-cell table:style-name="ce2" office:value-type="float" office:value="620722.591" calcext:value-type="float">
            <text:p>6.21E+05</text:p>
          </table:table-cell>
          <table:table-cell table:number-columns-repeated="1019"/>
        </table:table-row>
        <table:table-row table:style-name="ro1">
          <table:table-cell table:style-name="ce2" office:value-type="float" office:value="8216925000" calcext:value-type="float">
            <text:p>8.22E+09</text:p>
          </table:table-cell>
          <table:table-cell table:style-name="ce2" office:value-type="float" office:value="1027264709000" calcext:value-type="float">
            <text:p>1.03E+12</text:p>
          </table:table-cell>
          <table:table-cell table:style-name="ce2" office:value-type="float" office:value="15704177.2" calcext:value-type="float">
            <text:p>1.57E+07</text:p>
          </table:table-cell>
          <table:table-cell table:style-name="ce2" office:value-type="float" office:value="8722311000" calcext:value-type="float">
            <text:p>8.72E+09</text:p>
          </table:table-cell>
          <table:table-cell table:style-name="ce2" office:value-type="float" office:value="45367632.42" calcext:value-type="float">
            <text:p>4.54E+07</text:p>
          </table:table-cell>
          <table:table-cell table:number-columns-repeated="1019"/>
        </table:table-row>
        <table:table-row table:style-name="ro1">
          <table:table-cell table:style-name="ce2" office:value-type="float" office:value="9227697000" calcext:value-type="float">
            <text:p>9.23E+09</text:p>
          </table:table-cell>
          <table:table-cell table:style-name="ce2" office:value-type="float" office:value="1027259140000" calcext:value-type="float">
            <text:p>1.03E+12</text:p>
          </table:table-cell>
          <table:table-cell table:style-name="ce2" office:value-type="float" office:value="61560509.76" calcext:value-type="float">
            <text:p>6.16E+07</text:p>
          </table:table-cell>
          <table:table-cell table:style-name="ce2" office:value-type="float" office:value="9732670000" calcext:value-type="float">
            <text:p>9.73E+09</text:p>
          </table:table-cell>
          <table:table-cell table:style-name="ce2" office:value-type="float" office:value="176644982.7" calcext:value-type="float">
            <text:p>1.77E+08</text:p>
          </table:table-cell>
          <table:table-cell table:number-columns-repeated="1019"/>
        </table:table-row>
        <table:table-row table:style-name="ro1">
          <table:table-cell table:style-name="ce2" office:value-type="float" office:value="10237643000" calcext:value-type="float">
            <text:p>1.02E+10</text:p>
          </table:table-cell>
          <table:table-cell table:style-name="ce2" office:value-type="float" office:value="1027237473000" calcext:value-type="float">
            <text:p>1.03E+12</text:p>
          </table:table-cell>
          <table:table-cell table:style-name="ce2" office:value-type="float" office:value="239962403.5" calcext:value-type="float">
            <text:p>2.40E+08</text:p>
          </table:table-cell>
          <table:table-cell table:style-name="ce2" office:value-type="float" office:value="10743029500" calcext:value-type="float">
            <text:p>1.07E+10</text:p>
          </table:table-cell>
          <table:table-cell table:style-name="ce2" office:value-type="float" office:value="263513330.4" calcext:value-type="float">
            <text:p>2.64E+08</text:p>
          </table:table-cell>
          <table:table-cell table:number-columns-repeated="1019"/>
        </table:table-row>
        <table:table-row table:style-name="ro1">
          <table:table-cell table:style-name="ce2" office:value-type="float" office:value="11248416000" calcext:value-type="float">
            <text:p>1.12E+10</text:p>
          </table:table-cell>
          <table:table-cell table:style-name="ce2" office:value-type="float" office:value="1027205124000" calcext:value-type="float">
            <text:p>1.03E+12</text:p>
          </table:table-cell>
          <table:table-cell table:style-name="ce2" office:value-type="float" office:value="506314563" calcext:value-type="float">
            <text:p>5.06E+08</text:p>
          </table:table-cell>
          <table:table-cell table:style-name="ce2" office:value-type="float" office:value="11755191000" calcext:value-type="float">
            <text:p>1.18E+10</text:p>
          </table:table-cell>
          <table:table-cell table:style-name="ce2" office:value-type="float" office:value="406596027.3" calcext:value-type="float">
            <text:p>4.07E+08</text:p>
          </table:table-cell>
          <table:table-cell table:number-columns-repeated="1019"/>
        </table:table-row>
        <table:table-row table:style-name="ro1">
          <table:table-cell table:style-name="ce2" office:value-type="float" office:value="12261966000" calcext:value-type="float">
            <text:p>1.23E+10</text:p>
          </table:table-cell>
          <table:table-cell table:style-name="ce2" office:value-type="float" office:value="1027155075000" calcext:value-type="float">
            <text:p>1.03E+12</text:p>
          </table:table-cell>
          <table:table-cell table:style-name="ce2" office:value-type="float" office:value="918419966.4" calcext:value-type="float">
            <text:p>9.18E+08</text:p>
          </table:table-cell>
          <table:table-cell table:style-name="ce2" office:value-type="float" office:value="12765612500" calcext:value-type="float">
            <text:p>1.28E+10</text:p>
          </table:table-cell>
          <table:table-cell table:style-name="ce2" office:value-type="float" office:value="531383350.3" calcext:value-type="float">
            <text:p>5.31E+08</text:p>
          </table:table-cell>
          <table:table-cell table:number-columns-repeated="1019"/>
        </table:table-row>
        <table:table-row table:style-name="ro1">
          <table:table-cell table:style-name="ce2" office:value-type="float" office:value="13269259000" calcext:value-type="float">
            <text:p>1.33E+10</text:p>
          </table:table-cell>
          <table:table-cell table:style-name="ce2" office:value-type="float" office:value="1027090073000" calcext:value-type="float">
            <text:p>1.03E+12</text:p>
          </table:table-cell>
          <table:table-cell table:style-name="ce2" office:value-type="float" office:value="1453678695" calcext:value-type="float">
            <text:p>1.45E+09</text:p>
          </table:table-cell>
          <table:table-cell table:style-name="ce2" office:value-type="float" office:value="13775011500" calcext:value-type="float">
            <text:p>1.38E+10</text:p>
          </table:table-cell>
          <table:table-cell table:style-name="ce2" office:value-type="float" office:value="586342779.1" calcext:value-type="float">
            <text:p>5.86E+08</text:p>
          </table:table-cell>
          <table:table-cell table:number-columns-repeated="1019"/>
        </table:table-row>
        <table:table-row table:style-name="ro1">
          <table:table-cell table:style-name="ce2" office:value-type="float" office:value="14280764000" calcext:value-type="float">
            <text:p>1.43E+10</text:p>
          </table:table-cell>
          <table:table-cell table:style-name="ce2" office:value-type="float" office:value="1027018051000" calcext:value-type="float">
            <text:p>1.03E+12</text:p>
          </table:table-cell>
          <table:table-cell table:style-name="ce2" office:value-type="float" office:value="2046767348" calcext:value-type="float">
            <text:p>2.05E+09</text:p>
          </table:table-cell>
          <table:table-cell table:style-name="ce2" office:value-type="float" office:value="14786773000" calcext:value-type="float">
            <text:p>1.48E+10</text:p>
          </table:table-cell>
          <table:table-cell table:style-name="ce2" office:value-type="float" office:value="604083902.4" calcext:value-type="float">
            <text:p>6.04E+08</text:p>
          </table:table-cell>
          <table:table-cell table:number-columns-repeated="1019"/>
        </table:table-row>
        <table:table-row table:style-name="ro1">
          <table:table-cell table:style-name="ce2" office:value-type="float" office:value="15292782000" calcext:value-type="float">
            <text:p>1.53E+10</text:p>
          </table:table-cell>
          <table:table-cell table:style-name="ce2" office:value-type="float" office:value="1026943817000" calcext:value-type="float">
            <text:p>1.03E+12</text:p>
          </table:table-cell>
          <table:table-cell table:style-name="ce2" office:value-type="float" office:value="2658111131" calcext:value-type="float">
            <text:p>2.66E+09</text:p>
          </table:table-cell>
          <table:table-cell table:style-name="ce2" office:value-type="float" office:value="15798900500" calcext:value-type="float">
            <text:p>1.58E+10</text:p>
          </table:table-cell>
          <table:table-cell table:style-name="ce2" office:value-type="float" office:value="625715424" calcext:value-type="float">
            <text:p>6.26E+08</text:p>
          </table:table-cell>
          <table:table-cell table:number-columns-repeated="1019"/>
        </table:table-row>
        <table:table-row table:style-name="ro1">
          <table:table-cell table:style-name="ce2" office:value-type="float" office:value="16305019000" calcext:value-type="float">
            <text:p>1.63E+10</text:p>
          </table:table-cell>
          <table:table-cell table:style-name="ce2" office:value-type="float" office:value="1026866913000" calcext:value-type="float">
            <text:p>1.03E+12</text:p>
          </table:table-cell>
          <table:table-cell table:style-name="ce2" office:value-type="float" office:value="3291483435" calcext:value-type="float">
            <text:p>3.29E+09</text:p>
          </table:table-cell>
          <table:table-cell table:style-name="ce2" office:value-type="float" office:value="16810314000" calcext:value-type="float">
            <text:p>1.68E+10</text:p>
          </table:table-cell>
          <table:table-cell table:style-name="ce2" office:value-type="float" office:value="616824107.3" calcext:value-type="float">
            <text:p>6.17E+08</text:p>
          </table:table-cell>
          <table:table-cell table:number-columns-repeated="1019"/>
        </table:table-row>
        <table:table-row table:style-name="ro1">
          <table:table-cell table:style-name="ce2" office:value-type="float" office:value="17315609000" calcext:value-type="float">
            <text:p>1.73E+10</text:p>
          </table:table-cell>
          <table:table-cell table:style-name="ce2" office:value-type="float" office:value="1026791229000" calcext:value-type="float">
            <text:p>1.03E+12</text:p>
          </table:table-cell>
          <table:table-cell table:style-name="ce2" office:value-type="float" office:value="3914839709" calcext:value-type="float">
            <text:p>3.91E+09</text:p>
          </table:table-cell>
          <table:table-cell table:style-name="ce2" office:value-type="float" office:value="17822399000" calcext:value-type="float">
            <text:p>1.78E+10</text:p>
          </table:table-cell>
          <table:table-cell table:style-name="ce2" office:value-type="float" office:value="631781765.7" calcext:value-type="float">
            <text:p>6.32E+08</text:p>
          </table:table-cell>
          <table:table-cell table:number-columns-repeated="1019"/>
        </table:table-row>
        <table:table-row table:style-name="ro1">
          <table:table-cell table:style-name="ce2" office:value-type="float" office:value="18329189000" calcext:value-type="float">
            <text:p>1.83E+10</text:p>
          </table:table-cell>
          <table:table-cell table:style-name="ce2" office:value-type="float" office:value="1026713486000" calcext:value-type="float">
            <text:p>1.03E+12</text:p>
          </table:table-cell>
          <table:table-cell table:style-name="ce2" office:value-type="float" office:value="4555201071" calcext:value-type="float">
            <text:p>4.56E+09</text:p>
          </table:table-cell>
          <table:table-cell table:style-name="ce2" office:value-type="float" office:value="18835827000" calcext:value-type="float">
            <text:p>1.88E+10</text:p>
          </table:table-cell>
          <table:table-cell table:style-name="ce2" office:value-type="float" office:value="647516190.5" calcext:value-type="float">
            <text:p>6.48E+08</text:p>
          </table:table-cell>
          <table:table-cell table:number-columns-repeated="1019"/>
        </table:table-row>
        <table:table-row table:style-name="ro1">
          <table:table-cell table:style-name="ce2" office:value-type="float" office:value="19342465000" calcext:value-type="float">
            <text:p>1.93E+10</text:p>
          </table:table-cell>
          <table:table-cell table:style-name="ce2" office:value-type="float" office:value="1026633835000" calcext:value-type="float">
            <text:p>1.03E+12</text:p>
          </table:table-cell>
          <table:table-cell table:style-name="ce2" office:value-type="float" office:value="5211313687" calcext:value-type="float">
            <text:p>5.21E+09</text:p>
          </table:table-cell>
          <table:table-cell table:style-name="ce2" office:value-type="float" office:value="19847406500" calcext:value-type="float">
            <text:p>1.98E+10</text:p>
          </table:table-cell>
          <table:table-cell table:style-name="ce2" office:value-type="float" office:value="687074717.8" calcext:value-type="float">
            <text:p>6.87E+08</text:p>
          </table:table-cell>
          <table:table-cell table:number-columns-repeated="1019"/>
        </table:table-row>
        <table:table-row table:style-name="ro1">
          <table:table-cell table:style-name="ce2" office:value-type="float" office:value="20352348000" calcext:value-type="float">
            <text:p>2.04E+10</text:p>
          </table:table-cell>
          <table:table-cell table:style-name="ce2" office:value-type="float" office:value="1026549606000" calcext:value-type="float">
            <text:p>1.03E+12</text:p>
          </table:table-cell>
          <table:table-cell table:style-name="ce2" office:value-type="float" office:value="5905178764" calcext:value-type="float">
            <text:p>5.91E+09</text:p>
          </table:table-cell>
          <table:table-cell table:style-name="ce2" office:value-type="float" office:value="20858131000" calcext:value-type="float">
            <text:p>2.09E+10</text:p>
          </table:table-cell>
          <table:table-cell table:style-name="ce2" office:value-type="float" office:value="703997106.8" calcext:value-type="float">
            <text:p>7.04E+08</text:p>
          </table:table-cell>
          <table:table-cell table:number-columns-repeated="1019"/>
        </table:table-row>
        <table:table-row table:style-name="ro1">
          <table:table-cell table:style-name="ce2" office:value-type="float" office:value="21363914000" calcext:value-type="float">
            <text:p>2.14E+10</text:p>
          </table:table-cell>
          <table:table-cell table:style-name="ce2" office:value-type="float" office:value="1026463165000" calcext:value-type="float">
            <text:p>1.03E+12</text:p>
          </table:table-cell>
          <table:table-cell table:style-name="ce2" office:value-type="float" office:value="6617318301" calcext:value-type="float">
            <text:p>6.62E+09</text:p>
          </table:table-cell>
          <table:table-cell table:style-name="ce2" office:value-type="float" office:value="21869407500" calcext:value-type="float">
            <text:p>2.19E+10</text:p>
          </table:table-cell>
          <table:table-cell table:style-name="ce2" office:value-type="float" office:value="682064408.1" calcext:value-type="float">
            <text:p>6.82E+08</text:p>
          </table:table-cell>
          <table:table-cell>
            <draw:frame table:end-cell-address="'Pressure and velocity'.K40" table:end-x="47.23pt" table:end-y="10.46pt" draw:z-index="2" draw:name="Chart 3" draw:style-name="gr1" draw:text-style-name="P1" svg:width="449.97pt" svg:height="278.22pt" svg:x="47.25pt" svg:y="0pt">
              <loext:p draw:notify-on-update-of-ranges="'Pressure and velocity'.A2:'Pressure and velocity'.A34 'Pressure and velocity'.E1:'Pressure and velocity'.E1 'Pressure and velocity'.E2:'Pressure and velocity'.E34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float" office:value="22374901000" calcext:value-type="float">
            <text:p>2.24E+10</text:p>
          </table:table-cell>
          <table:table-cell table:style-name="ce2" office:value-type="float" office:value="1026379471000" calcext:value-type="float">
            <text:p>1.03E+12</text:p>
          </table:table-cell>
          <table:table-cell table:style-name="ce2" office:value-type="float" office:value="7306876551" calcext:value-type="float">
            <text:p>7.31E+09</text:p>
          </table:table-cell>
          <table:table-cell table:style-name="ce2" office:value-type="float" office:value="22881111000" calcext:value-type="float">
            <text:p>2.29E+10</text:p>
          </table:table-cell>
          <table:table-cell table:style-name="ce2" office:value-type="float" office:value="681764907.6" calcext:value-type="float">
            <text:p>6.82E+08</text:p>
          </table:table-cell>
          <table:table-cell table:number-columns-repeated="1019"/>
        </table:table-row>
        <table:table-row table:style-name="ro1">
          <table:table-cell table:style-name="ce2" office:value-type="float" office:value="23387321000" calcext:value-type="float">
            <text:p>2.34E+10</text:p>
          </table:table-cell>
          <table:table-cell table:style-name="ce2" office:value-type="float" office:value="1026295700000" calcext:value-type="float">
            <text:p>1.03E+12</text:p>
          </table:table-cell>
          <table:table-cell table:style-name="ce2" office:value-type="float" office:value="7997108979" calcext:value-type="float">
            <text:p>8.00E+09</text:p>
          </table:table-cell>
          <table:table-cell table:style-name="ce2" office:value-type="float" office:value="23893486000" calcext:value-type="float">
            <text:p>2.39E+10</text:p>
          </table:table-cell>
          <table:table-cell table:style-name="ce2" office:value-type="float" office:value="688701937.7" calcext:value-type="float">
            <text:p>6.89E+08</text:p>
          </table:table-cell>
          <table:table-cell table:number-columns-repeated="1019"/>
        </table:table-row>
        <table:table-row table:style-name="ro1">
          <table:table-cell table:style-name="ce2" office:value-type="float" office:value="24399651000" calcext:value-type="float">
            <text:p>2.44E+10</text:p>
          </table:table-cell>
          <table:table-cell table:style-name="ce2" office:value-type="float" office:value="1026211090000" calcext:value-type="float">
            <text:p>1.03E+12</text:p>
          </table:table-cell>
          <table:table-cell table:style-name="ce2" office:value-type="float" office:value="8694302611" calcext:value-type="float">
            <text:p>8.69E+09</text:p>
          </table:table-cell>
          <table:table-cell table:style-name="ce2" office:value-type="float" office:value="24905641500" calcext:value-type="float">
            <text:p>2.49E+10</text:p>
          </table:table-cell>
          <table:table-cell table:style-name="ce2" office:value-type="float" office:value="663512665.3" calcext:value-type="float">
            <text:p>6.64E+08</text:p>
          </table:table-cell>
          <table:table-cell table:number-columns-repeated="1019"/>
        </table:table-row>
        <table:table-row table:style-name="ro1">
          <table:table-cell table:style-name="ce2" office:value-type="float" office:value="25411632000" calcext:value-type="float">
            <text:p>2.54E+10</text:p>
          </table:table-cell>
          <table:table-cell table:style-name="ce2" office:value-type="float" office:value="1026129608000" calcext:value-type="float">
            <text:p>1.03E+12</text:p>
          </table:table-cell>
          <table:table-cell table:style-name="ce2" office:value-type="float" office:value="9365764822" calcext:value-type="float">
            <text:p>9.37E+09</text:p>
          </table:table-cell>
          <table:table-cell table:style-name="ce2" office:value-type="float" office:value="25917461000" calcext:value-type="float">
            <text:p>2.59E+10</text:p>
          </table:table-cell>
          <table:table-cell table:style-name="ce2" office:value-type="float" office:value="598507284.8" calcext:value-type="float">
            <text:p>5.99E+08</text:p>
          </table:table-cell>
          <table:table-cell table:number-columns-repeated="1019"/>
        </table:table-row>
        <table:table-row table:style-name="ro1">
          <table:table-cell table:style-name="ce2" office:value-type="float" office:value="26423290000" calcext:value-type="float">
            <text:p>2.64E+10</text:p>
          </table:table-cell>
          <table:table-cell table:style-name="ce2" office:value-type="float" office:value="1026056137000" calcext:value-type="float">
            <text:p>1.03E+12</text:p>
          </table:table-cell>
          <table:table-cell table:style-name="ce2" office:value-type="float" office:value="9971249505" calcext:value-type="float">
            <text:p>9.97E+09</text:p>
          </table:table-cell>
          <table:table-cell table:style-name="ce2" office:value-type="float" office:value="26927974500" calcext:value-type="float">
            <text:p>2.69E+10</text:p>
          </table:table-cell>
          <table:table-cell table:style-name="ce2" office:value-type="float" office:value="527635472.6" calcext:value-type="float">
            <text:p>5.28E+08</text:p>
          </table:table-cell>
          <table:table-cell table:number-columns-repeated="1019"/>
        </table:table-row>
        <table:table-row table:style-name="ro1">
          <table:table-cell table:style-name="ce2" office:value-type="float" office:value="27432659000" calcext:value-type="float">
            <text:p>2.74E+10</text:p>
          </table:table-cell>
          <table:table-cell table:style-name="ce2" office:value-type="float" office:value="1025991516000" calcext:value-type="float">
            <text:p>1.03E+12</text:p>
          </table:table-cell>
          <table:table-cell table:style-name="ce2" office:value-type="float" office:value="10503828390" calcext:value-type="float">
            <text:p>1.05E+10</text:p>
          </table:table-cell>
          <table:table-cell table:style-name="ce2" office:value-type="float" office:value="27939510000" calcext:value-type="float">
            <text:p>2.79E+10</text:p>
          </table:table-cell>
          <table:table-cell table:style-name="ce2" office:value-type="float" office:value="393897600.9" calcext:value-type="float">
            <text:p>3.94E+08</text:p>
          </table:table-cell>
          <table:table-cell table:number-columns-repeated="1019"/>
        </table:table-row>
        <table:table-row table:style-name="ro1">
          <table:table-cell table:style-name="ce2" office:value-type="float" office:value="28446361000" calcext:value-type="float">
            <text:p>2.84E+10</text:p>
          </table:table-cell>
          <table:table-cell table:style-name="ce2" office:value-type="float" office:value="1025943069000" calcext:value-type="float">
            <text:p>1.03E+12</text:p>
          </table:table-cell>
          <table:table-cell table:style-name="ce2" office:value-type="float" office:value="10903123180" calcext:value-type="float">
            <text:p>1.09E+10</text:p>
          </table:table-cell>
          <table:table-cell table:style-name="ce2" office:value-type="float" office:value="28950938500" calcext:value-type="float">
            <text:p>2.90E+10</text:p>
          </table:table-cell>
          <table:table-cell table:style-name="ce2" office:value-type="float" office:value="293492769" calcext:value-type="float">
            <text:p>2.93E+08</text:p>
          </table:table-cell>
          <table:table-cell table:number-columns-repeated="1019"/>
        </table:table-row>
        <table:table-row table:style-name="ro1">
          <table:table-cell table:style-name="ce2" office:value-type="float" office:value="29455516000" calcext:value-type="float">
            <text:p>2.95E+10</text:p>
          </table:table-cell>
          <table:table-cell table:style-name="ce2" office:value-type="float" office:value="1025907135000" calcext:value-type="float">
            <text:p>1.03E+12</text:p>
          </table:table-cell>
          <table:table-cell table:style-name="ce2" office:value-type="float" office:value="11199302880" calcext:value-type="float">
            <text:p>1.12E+10</text:p>
          </table:table-cell>
          <table:table-cell table:style-name="ce2" office:value-type="float" office:value="29961999500" calcext:value-type="float">
            <text:p>3.00E+10</text:p>
          </table:table-cell>
          <table:table-cell table:style-name="ce2" office:value-type="float" office:value="147749256.8" calcext:value-type="float">
            <text:p>1.48E+08</text:p>
          </table:table-cell>
          <table:table-cell table:number-columns-repeated="1019"/>
        </table:table-row>
        <table:table-row table:style-name="ro1">
          <table:table-cell table:style-name="ce2" office:value-type="float" office:value="30468483000" calcext:value-type="float">
            <text:p>3.05E+10</text:p>
          </table:table-cell>
          <table:table-cell table:style-name="ce2" office:value-type="float" office:value="1025888977000" calcext:value-type="float">
            <text:p>1.03E+12</text:p>
          </table:table-cell>
          <table:table-cell table:style-name="ce2" office:value-type="float" office:value="11348968000" calcext:value-type="float">
            <text:p>1.13E+10</text:p>
          </table:table-cell>
          <table:table-cell table:style-name="ce2" office:value-type="float" office:value="30973518500" calcext:value-type="float">
            <text:p>3.10E+10</text:p>
          </table:table-cell>
          <table:table-cell table:style-name="ce2" office:value-type="float" office:value="26770955.56" calcext:value-type="float">
            <text:p>2.68E+07</text:p>
          </table:table-cell>
          <table:table-cell table:number-columns-repeated="1019"/>
        </table:table-row>
        <table:table-row table:style-name="ro1">
          <table:table-cell table:style-name="ce2" office:value-type="float" office:value="31478554000" calcext:value-type="float">
            <text:p>3.15E+10</text:p>
          </table:table-cell>
          <table:table-cell table:style-name="ce2" office:value-type="float" office:value="1025885696000" calcext:value-type="float">
            <text:p>1.03E+12</text:p>
          </table:table-cell>
          <table:table-cell table:style-name="ce2" office:value-type="float" office:value="11376008560" calcext:value-type="float">
            <text:p>1.14E+10</text:p>
          </table:table-cell>
          <table:table-cell table:style-name="ce2" office:value-type="float" office:value="31984627000" calcext:value-type="float">
            <text:p>3.20E+10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1019"/>
        </table:table-row>
        <table:table-row table:style-name="ro1">
          <table:table-cell table:style-name="ce2" office:value-type="float" office:value="32490700000" calcext:value-type="float">
            <text:p>3.25E+10</text:p>
          </table:table-cell>
          <table:table-cell table:style-name="ce2" office:value-type="float" office:value="1025885696000" calcext:value-type="float">
            <text:p>1.03E+12</text:p>
          </table:table-cell>
          <table:table-cell table:style-name="ce2" office:value-type="float" office:value="11376008560" calcext:value-type="float">
            <text:p>1.14E+10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>
            <draw:frame table:end-cell-address="'Pressure and velocity'.D56" table:end-x="179.97pt" table:end-y="11.2pt" draw:z-index="1" draw:name="Chart 2" draw:style-name="gr1" draw:text-style-name="P1" svg:width="449.97pt" svg:height="278.22pt" svg:x="0pt" svg:y="0.74pt">
              <loext:p draw:notify-on-update-of-ranges="'Pressure and velocity'.A2:'Pressure and velocity'.A34 'Pressure and velocity'.B1:'Pressure and velocity'.B1 'Pressure and velocity'.B2:'Pressure and velocity'.B34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5"/>
          <table:table-cell>
            <draw:frame table:end-cell-address="'Pressure and velocity'.K58" table:end-x="62.22pt" table:end-y="7.48pt" draw:z-index="0" draw:name="Chart 1" draw:style-name="gr1" draw:text-style-name="P1" svg:width="449.97pt" svg:height="278.22pt" svg:x="62.25pt" svg:y="12.76pt">
              <loext:p draw:notify-on-update-of-ranges="'Pressure and velocity'.A2:'Pressure and velocity'.A34 'Pressure and velocity'.C1:'Pressure and velocity'.C1 'Pressure and velocity'.C2:'Pressure and velocity'.C3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ssure_20_and_20_velocity" style:display-name="PageStyle_Pressure and veloc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8" meta:object-count="3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61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785cm" svg:y="4.609cm" style:legend-expansion="high" chart:style-name="ch2"/>
        <chart:plot-area chart:style-name="ch3" table:cell-range-address="'Pressure and velocity'.A2:'Pressure and velocity'.A34 'Pressure and velocity'.C1:'Pressure and velocity'.C34" chart:data-source-has-labels="both" svg:x="1.377cm" svg:y="0.196cm" svg:width="11.091cm" svg:height="8.394cm">
          <chartooo:coordinate-region svg:x="3.956cm" svg:y="0.196cm" svg:width="8.512cm" svg:height="6.598cm"/>
          <chart:axis chart:dimension="x" chart:name="primary-x" chart:style-name="ch4" chartooo:axis-type="text">
            <chart:title svg:x="6.17cm" svg:y="8.787cm" chart:style-name="ch5">
              <text:p>Time (s)</text:p>
            </chart:title>
            <chart:categories table:cell-range-address="'Pressure and velocity'.A2:'Pressure and velocity'.A34"/>
          </chart:axis>
          <chart:axis chart:dimension="y" chart:name="primary-y" chart:style-name="ch6">
            <chart:title svg:x="0.451cm" svg:y="5.33cm" chart:style-name="ch7">
              <text:p>Height (m)</text:p>
            </chart:title>
            <chart:grid chart:style-name="ch8" chart:class="major"/>
          </chart:axis>
          <chart:series chart:style-name="ch9" chart:values-cell-range-address="'Pressure and velocity'.C2:'Pressure and velocity'.C34" chart:label-cell-address="'Pressure and velocity'.C1:'Pressure and velocity'.C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ight (m)</text:p>
                <draw:g>
                  <svg:desc>'Pressure and velocity'.C1:'Pressure and velocity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ressure and velocity'.A2:'Pressure and velocity'.A34</svg:desc>
                </draw:g>
              </table:table-cell>
              <table:table-cell office:value-type="float" office:value="0">
                <text:p>0</text:p>
                <draw:g>
                  <svg:desc>'Pressure and velocity'.C2:'Pressure and velocity'.C34</svg:desc>
                </draw:g>
              </table:table-cell>
            </table:table-row>
            <table:table-row>
              <table:table-cell office:value-type="float" office:value="1012189000">
                <text:p>1012189000</text:p>
              </table:table-cell>
              <table:table-cell office:value-type="float" office:value="50253450.15">
                <text:p>50253450.15</text:p>
              </table:table-cell>
            </table:table-row>
            <table:table-row>
              <table:table-cell office:value-type="float" office:value="2025861000">
                <text:p>2025861000</text:p>
              </table:table-cell>
              <table:table-cell office:value-type="float" office:value="50253450.15">
                <text:p>50253450.15</text:p>
              </table:table-cell>
            </table:table-row>
            <table:table-row>
              <table:table-cell office:value-type="float" office:value="3037122000">
                <text:p>3037122000</text:p>
              </table:table-cell>
              <table:table-cell office:value-type="float" office:value="42715417.22">
                <text:p>42715417.22</text:p>
              </table:table-cell>
            </table:table-row>
            <table:table-row>
              <table:table-cell office:value-type="float" office:value="4047406000">
                <text:p>4047406000</text:p>
              </table:table-cell>
              <table:table-cell office:value-type="float" office:value="6281668.051">
                <text:p>6281668.051</text:p>
              </table:table-cell>
            </table:table-row>
            <table:table-row>
              <table:table-cell office:value-type="float" office:value="5057355000">
                <text:p>5057355000</text:p>
              </table:table-cell>
              <table:table-cell office:value-type="float" office:value="6281668.051">
                <text:p>6281668.051</text:p>
              </table:table-cell>
            </table:table-row>
            <table:table-row>
              <table:table-cell office:value-type="float" office:value="6068986000">
                <text:p>6068986000</text:p>
              </table:table-cell>
              <table:table-cell office:value-type="float" office:value="12563339.88">
                <text:p>12563339.88</text:p>
              </table:table-cell>
            </table:table-row>
            <table:table-row>
              <table:table-cell office:value-type="float" office:value="7204931000">
                <text:p>7204931000</text:p>
              </table:table-cell>
              <table:table-cell office:value-type="float" office:value="15076009.67">
                <text:p>15076009.67</text:p>
              </table:table-cell>
            </table:table-row>
            <table:table-row>
              <table:table-cell office:value-type="float" office:value="8216925000">
                <text:p>8216925000</text:p>
              </table:table-cell>
              <table:table-cell office:value-type="float" office:value="15704177.2">
                <text:p>15704177.2</text:p>
              </table:table-cell>
            </table:table-row>
            <table:table-row>
              <table:table-cell office:value-type="float" office:value="9227697000">
                <text:p>9227697000</text:p>
              </table:table-cell>
              <table:table-cell office:value-type="float" office:value="61560509.76">
                <text:p>61560509.76</text:p>
              </table:table-cell>
            </table:table-row>
            <table:table-row>
              <table:table-cell office:value-type="float" office:value="10237643000">
                <text:p>10237643000</text:p>
              </table:table-cell>
              <table:table-cell office:value-type="float" office:value="239962403.5">
                <text:p>239962403.5</text:p>
              </table:table-cell>
            </table:table-row>
            <table:table-row>
              <table:table-cell office:value-type="float" office:value="11248416000">
                <text:p>11248416000</text:p>
              </table:table-cell>
              <table:table-cell office:value-type="float" office:value="506314563">
                <text:p>506314563</text:p>
              </table:table-cell>
            </table:table-row>
            <table:table-row>
              <table:table-cell office:value-type="float" office:value="12261966000">
                <text:p>12261966000</text:p>
              </table:table-cell>
              <table:table-cell office:value-type="float" office:value="918419966.4">
                <text:p>918419966.4</text:p>
              </table:table-cell>
            </table:table-row>
            <table:table-row>
              <table:table-cell office:value-type="float" office:value="13269259000">
                <text:p>13269259000</text:p>
              </table:table-cell>
              <table:table-cell office:value-type="float" office:value="1453678695">
                <text:p>1453678695</text:p>
              </table:table-cell>
            </table:table-row>
            <table:table-row>
              <table:table-cell office:value-type="float" office:value="14280764000">
                <text:p>14280764000</text:p>
              </table:table-cell>
              <table:table-cell office:value-type="float" office:value="2046767348">
                <text:p>2046767348</text:p>
              </table:table-cell>
            </table:table-row>
            <table:table-row>
              <table:table-cell office:value-type="float" office:value="15292782000">
                <text:p>15292782000</text:p>
              </table:table-cell>
              <table:table-cell office:value-type="float" office:value="2658111131">
                <text:p>2658111131</text:p>
              </table:table-cell>
            </table:table-row>
            <table:table-row>
              <table:table-cell office:value-type="float" office:value="16305019000">
                <text:p>16305019000</text:p>
              </table:table-cell>
              <table:table-cell office:value-type="float" office:value="3291483435">
                <text:p>3291483435</text:p>
              </table:table-cell>
            </table:table-row>
            <table:table-row>
              <table:table-cell office:value-type="float" office:value="17315609000">
                <text:p>17315609000</text:p>
              </table:table-cell>
              <table:table-cell office:value-type="float" office:value="3914839709">
                <text:p>3914839709</text:p>
              </table:table-cell>
            </table:table-row>
            <table:table-row>
              <table:table-cell office:value-type="float" office:value="18329189000">
                <text:p>18329189000</text:p>
              </table:table-cell>
              <table:table-cell office:value-type="float" office:value="4555201071">
                <text:p>4555201071</text:p>
              </table:table-cell>
            </table:table-row>
            <table:table-row>
              <table:table-cell office:value-type="float" office:value="19342465000">
                <text:p>19342465000</text:p>
              </table:table-cell>
              <table:table-cell office:value-type="float" office:value="5211313687">
                <text:p>5211313687</text:p>
              </table:table-cell>
            </table:table-row>
            <table:table-row>
              <table:table-cell office:value-type="float" office:value="20352348000">
                <text:p>20352348000</text:p>
              </table:table-cell>
              <table:table-cell office:value-type="float" office:value="5905178764">
                <text:p>5905178764</text:p>
              </table:table-cell>
            </table:table-row>
            <table:table-row>
              <table:table-cell office:value-type="float" office:value="21363914000">
                <text:p>21363914000</text:p>
              </table:table-cell>
              <table:table-cell office:value-type="float" office:value="6617318301">
                <text:p>6617318301</text:p>
              </table:table-cell>
            </table:table-row>
            <table:table-row>
              <table:table-cell office:value-type="float" office:value="22374901000">
                <text:p>22374901000</text:p>
              </table:table-cell>
              <table:table-cell office:value-type="float" office:value="7306876551">
                <text:p>7306876551</text:p>
              </table:table-cell>
            </table:table-row>
            <table:table-row>
              <table:table-cell office:value-type="float" office:value="23387321000">
                <text:p>23387321000</text:p>
              </table:table-cell>
              <table:table-cell office:value-type="float" office:value="7997108979">
                <text:p>7997108979</text:p>
              </table:table-cell>
            </table:table-row>
            <table:table-row>
              <table:table-cell office:value-type="float" office:value="24399651000">
                <text:p>24399651000</text:p>
              </table:table-cell>
              <table:table-cell office:value-type="float" office:value="8694302611">
                <text:p>8694302611</text:p>
              </table:table-cell>
            </table:table-row>
            <table:table-row>
              <table:table-cell office:value-type="float" office:value="25411632000">
                <text:p>25411632000</text:p>
              </table:table-cell>
              <table:table-cell office:value-type="float" office:value="9365764822">
                <text:p>9365764822</text:p>
              </table:table-cell>
            </table:table-row>
            <table:table-row>
              <table:table-cell office:value-type="float" office:value="26423290000">
                <text:p>26423290000</text:p>
              </table:table-cell>
              <table:table-cell office:value-type="float" office:value="9971249505">
                <text:p>9971249505</text:p>
              </table:table-cell>
            </table:table-row>
            <table:table-row>
              <table:table-cell office:value-type="float" office:value="27432659000">
                <text:p>27432659000</text:p>
              </table:table-cell>
              <table:table-cell office:value-type="float" office:value="10503828390">
                <text:p>10503828390</text:p>
              </table:table-cell>
            </table:table-row>
            <table:table-row>
              <table:table-cell office:value-type="float" office:value="28446361000">
                <text:p>28446361000</text:p>
              </table:table-cell>
              <table:table-cell office:value-type="float" office:value="10903123180">
                <text:p>10903123180</text:p>
              </table:table-cell>
            </table:table-row>
            <table:table-row>
              <table:table-cell office:value-type="float" office:value="29455516000">
                <text:p>29455516000</text:p>
              </table:table-cell>
              <table:table-cell office:value-type="float" office:value="11199302880">
                <text:p>11199302880</text:p>
              </table:table-cell>
            </table:table-row>
            <table:table-row>
              <table:table-cell office:value-type="float" office:value="30468483000">
                <text:p>30468483000</text:p>
              </table:table-cell>
              <table:table-cell office:value-type="float" office:value="11348968000">
                <text:p>11348968000</text:p>
              </table:table-cell>
            </table:table-row>
            <table:table-row>
              <table:table-cell office:value-type="float" office:value="31478554000">
                <text:p>31478554000</text:p>
              </table:table-cell>
              <table:table-cell office:value-type="float" office:value="11376008560">
                <text:p>11376008560</text:p>
              </table:table-cell>
            </table:table-row>
            <table:table-row>
              <table:table-cell office:value-type="float" office:value="32490700000">
                <text:p>32490700000</text:p>
              </table:table-cell>
              <table:table-cell office:value-type="float" office:value="11376008560">
                <text:p>113760085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61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123cm" svg:y="4.609cm" style:legend-expansion="high" chart:style-name="ch2"/>
        <chart:plot-area chart:style-name="ch3" table:cell-range-address="'Pressure and velocity'.A1:'Pressure and velocity'.B34" chart:data-source-has-labels="both" svg:x="1.377cm" svg:y="0.196cm" svg:width="10.429cm" svg:height="8.394cm">
          <chartooo:coordinate-region svg:x="4.38cm" svg:y="0.196cm" svg:width="7.426cm" svg:height="6.599cm"/>
          <chart:axis chart:dimension="x" chart:name="primary-x" chart:style-name="ch4" chartooo:axis-type="text">
            <chart:title svg:x="5.839cm" svg:y="8.787cm" chart:style-name="ch5">
              <text:p>Time (s)</text:p>
            </chart:title>
            <chart:categories table:cell-range-address="'Pressure and velocity'.A2:'Pressure and velocity'.A34"/>
          </chart:axis>
          <chart:axis chart:dimension="y" chart:name="primary-y" chart:style-name="ch6">
            <chart:title svg:x="0.451cm" svg:y="5.661cm" chart:style-name="ch7">
              <text:p>Pressure (hPa)</text:p>
            </chart:title>
            <chart:grid chart:style-name="ch8" chart:class="major"/>
          </chart:axis>
          <chart:series chart:style-name="ch9" chart:values-cell-range-address="'Pressure and velocity'.B2:'Pressure and velocity'.B34" chart:label-cell-address="'Pressure and velocity'.B1:'Pressure and velocity'.B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sure (hPa)</text:p>
                <draw:g>
                  <svg:desc>'Pressure and velocity'.B1:'Pressure and velocity'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ressure and velocity'.A2:'Pressure and velocity'.A34</svg:desc>
                </draw:g>
              </table:table-cell>
              <table:table-cell office:value-type="float" office:value="1027266617000">
                <text:p>1027266617000</text:p>
                <draw:g>
                  <svg:desc>'Pressure and velocity'.B2:'Pressure and velocity'.B34</svg:desc>
                </draw:g>
              </table:table-cell>
            </table:table-row>
            <table:table-row>
              <table:table-cell office:value-type="float" office:value="1012189000">
                <text:p>1012189000</text:p>
              </table:table-cell>
              <table:table-cell office:value-type="float" office:value="1027260513000">
                <text:p>1027260513000</text:p>
              </table:table-cell>
            </table:table-row>
            <table:table-row>
              <table:table-cell office:value-type="float" office:value="2025861000">
                <text:p>2025861000</text:p>
              </table:table-cell>
              <table:table-cell office:value-type="float" office:value="1027260513000">
                <text:p>1027260513000</text:p>
              </table:table-cell>
            </table:table-row>
            <table:table-row>
              <table:table-cell office:value-type="float" office:value="3037122000">
                <text:p>3037122000</text:p>
              </table:table-cell>
              <table:table-cell office:value-type="float" office:value="1027261429000">
                <text:p>1027261429000</text:p>
              </table:table-cell>
            </table:table-row>
            <table:table-row>
              <table:table-cell office:value-type="float" office:value="4047406000">
                <text:p>4047406000</text:p>
              </table:table-cell>
              <table:table-cell office:value-type="float" office:value="1027265854000">
                <text:p>1027265854000</text:p>
              </table:table-cell>
            </table:table-row>
            <table:table-row>
              <table:table-cell office:value-type="float" office:value="5057355000">
                <text:p>5057355000</text:p>
              </table:table-cell>
              <table:table-cell office:value-type="float" office:value="1027265854000">
                <text:p>1027265854000</text:p>
              </table:table-cell>
            </table:table-row>
            <table:table-row>
              <table:table-cell office:value-type="float" office:value="6068986000">
                <text:p>6068986000</text:p>
              </table:table-cell>
              <table:table-cell office:value-type="float" office:value="1027265091000">
                <text:p>1027265091000</text:p>
              </table:table-cell>
            </table:table-row>
            <table:table-row>
              <table:table-cell office:value-type="float" office:value="7204931000">
                <text:p>7204931000</text:p>
              </table:table-cell>
              <table:table-cell office:value-type="float" office:value="1027264786000">
                <text:p>1027264786000</text:p>
              </table:table-cell>
            </table:table-row>
            <table:table-row>
              <table:table-cell office:value-type="float" office:value="8216925000">
                <text:p>8216925000</text:p>
              </table:table-cell>
              <table:table-cell office:value-type="float" office:value="1027264709000">
                <text:p>1027264709000</text:p>
              </table:table-cell>
            </table:table-row>
            <table:table-row>
              <table:table-cell office:value-type="float" office:value="9227697000">
                <text:p>9227697000</text:p>
              </table:table-cell>
              <table:table-cell office:value-type="float" office:value="1027259140000">
                <text:p>1027259140000</text:p>
              </table:table-cell>
            </table:table-row>
            <table:table-row>
              <table:table-cell office:value-type="float" office:value="10237643000">
                <text:p>10237643000</text:p>
              </table:table-cell>
              <table:table-cell office:value-type="float" office:value="1027237473000">
                <text:p>1027237473000</text:p>
              </table:table-cell>
            </table:table-row>
            <table:table-row>
              <table:table-cell office:value-type="float" office:value="11248416000">
                <text:p>11248416000</text:p>
              </table:table-cell>
              <table:table-cell office:value-type="float" office:value="1027205124000">
                <text:p>1027205124000</text:p>
              </table:table-cell>
            </table:table-row>
            <table:table-row>
              <table:table-cell office:value-type="float" office:value="12261966000">
                <text:p>12261966000</text:p>
              </table:table-cell>
              <table:table-cell office:value-type="float" office:value="1027155075000">
                <text:p>1027155075000</text:p>
              </table:table-cell>
            </table:table-row>
            <table:table-row>
              <table:table-cell office:value-type="float" office:value="13269259000">
                <text:p>13269259000</text:p>
              </table:table-cell>
              <table:table-cell office:value-type="float" office:value="1027090073000">
                <text:p>1027090073000</text:p>
              </table:table-cell>
            </table:table-row>
            <table:table-row>
              <table:table-cell office:value-type="float" office:value="14280764000">
                <text:p>14280764000</text:p>
              </table:table-cell>
              <table:table-cell office:value-type="float" office:value="1027018051000">
                <text:p>1027018051000</text:p>
              </table:table-cell>
            </table:table-row>
            <table:table-row>
              <table:table-cell office:value-type="float" office:value="15292782000">
                <text:p>15292782000</text:p>
              </table:table-cell>
              <table:table-cell office:value-type="float" office:value="1026943817000">
                <text:p>1026943817000</text:p>
              </table:table-cell>
            </table:table-row>
            <table:table-row>
              <table:table-cell office:value-type="float" office:value="16305019000">
                <text:p>16305019000</text:p>
              </table:table-cell>
              <table:table-cell office:value-type="float" office:value="1026866913000">
                <text:p>1026866913000</text:p>
              </table:table-cell>
            </table:table-row>
            <table:table-row>
              <table:table-cell office:value-type="float" office:value="17315609000">
                <text:p>17315609000</text:p>
              </table:table-cell>
              <table:table-cell office:value-type="float" office:value="1026791229000">
                <text:p>1026791229000</text:p>
              </table:table-cell>
            </table:table-row>
            <table:table-row>
              <table:table-cell office:value-type="float" office:value="18329189000">
                <text:p>18329189000</text:p>
              </table:table-cell>
              <table:table-cell office:value-type="float" office:value="1026713486000">
                <text:p>1026713486000</text:p>
              </table:table-cell>
            </table:table-row>
            <table:table-row>
              <table:table-cell office:value-type="float" office:value="19342465000">
                <text:p>19342465000</text:p>
              </table:table-cell>
              <table:table-cell office:value-type="float" office:value="1026633835000">
                <text:p>1026633835000</text:p>
              </table:table-cell>
            </table:table-row>
            <table:table-row>
              <table:table-cell office:value-type="float" office:value="20352348000">
                <text:p>20352348000</text:p>
              </table:table-cell>
              <table:table-cell office:value-type="float" office:value="1026549606000">
                <text:p>1026549606000</text:p>
              </table:table-cell>
            </table:table-row>
            <table:table-row>
              <table:table-cell office:value-type="float" office:value="21363914000">
                <text:p>21363914000</text:p>
              </table:table-cell>
              <table:table-cell office:value-type="float" office:value="1026463165000">
                <text:p>1026463165000</text:p>
              </table:table-cell>
            </table:table-row>
            <table:table-row>
              <table:table-cell office:value-type="float" office:value="22374901000">
                <text:p>22374901000</text:p>
              </table:table-cell>
              <table:table-cell office:value-type="float" office:value="1026379471000">
                <text:p>1026379471000</text:p>
              </table:table-cell>
            </table:table-row>
            <table:table-row>
              <table:table-cell office:value-type="float" office:value="23387321000">
                <text:p>23387321000</text:p>
              </table:table-cell>
              <table:table-cell office:value-type="float" office:value="1026295700000">
                <text:p>1026295700000</text:p>
              </table:table-cell>
            </table:table-row>
            <table:table-row>
              <table:table-cell office:value-type="float" office:value="24399651000">
                <text:p>24399651000</text:p>
              </table:table-cell>
              <table:table-cell office:value-type="float" office:value="1026211090000">
                <text:p>1026211090000</text:p>
              </table:table-cell>
            </table:table-row>
            <table:table-row>
              <table:table-cell office:value-type="float" office:value="25411632000">
                <text:p>25411632000</text:p>
              </table:table-cell>
              <table:table-cell office:value-type="float" office:value="1026129608000">
                <text:p>1026129608000</text:p>
              </table:table-cell>
            </table:table-row>
            <table:table-row>
              <table:table-cell office:value-type="float" office:value="26423290000">
                <text:p>26423290000</text:p>
              </table:table-cell>
              <table:table-cell office:value-type="float" office:value="1026056137000">
                <text:p>1026056137000</text:p>
              </table:table-cell>
            </table:table-row>
            <table:table-row>
              <table:table-cell office:value-type="float" office:value="27432659000">
                <text:p>27432659000</text:p>
              </table:table-cell>
              <table:table-cell office:value-type="float" office:value="1025991516000">
                <text:p>1025991516000</text:p>
              </table:table-cell>
            </table:table-row>
            <table:table-row>
              <table:table-cell office:value-type="float" office:value="28446361000">
                <text:p>28446361000</text:p>
              </table:table-cell>
              <table:table-cell office:value-type="float" office:value="1025943069000">
                <text:p>1025943069000</text:p>
              </table:table-cell>
            </table:table-row>
            <table:table-row>
              <table:table-cell office:value-type="float" office:value="29455516000">
                <text:p>29455516000</text:p>
              </table:table-cell>
              <table:table-cell office:value-type="float" office:value="1025907135000">
                <text:p>1025907135000</text:p>
              </table:table-cell>
            </table:table-row>
            <table:table-row>
              <table:table-cell office:value-type="float" office:value="30468483000">
                <text:p>30468483000</text:p>
              </table:table-cell>
              <table:table-cell office:value-type="float" office:value="1025888977000">
                <text:p>1025888977000</text:p>
              </table:table-cell>
            </table:table-row>
            <table:table-row>
              <table:table-cell office:value-type="float" office:value="31478554000">
                <text:p>31478554000</text:p>
              </table:table-cell>
              <table:table-cell office:value-type="float" office:value="1025885696000">
                <text:p>1025885696000</text:p>
              </table:table-cell>
            </table:table-row>
            <table:table-row>
              <table:table-cell office:value-type="float" office:value="32490700000">
                <text:p>32490700000</text:p>
              </table:table-cell>
              <table:table-cell office:value-type="float" office:value="1025885696000">
                <text:p>1025885696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61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176cm" svg:y="4.609cm" style:legend-expansion="high" chart:style-name="ch2"/>
        <chart:plot-area chart:style-name="ch3" table:cell-range-address="'Pressure and velocity'.A2:'Pressure and velocity'.A34 'Pressure and velocity'.E1:'Pressure and velocity'.E34" chart:data-source-has-labels="both" svg:x="1.377cm" svg:y="0.196cm" svg:width="10.482cm" svg:height="8.394cm">
          <chartooo:coordinate-region svg:x="3.665cm" svg:y="0.196cm" svg:width="8.194cm" svg:height="7.495cm"/>
          <chart:axis chart:dimension="x" chart:name="primary-x" chart:style-name="ch4" chartooo:axis-type="text">
            <chart:title svg:x="5.866cm" svg:y="8.787cm" chart:style-name="ch5">
              <text:p>Time (s)</text:p>
            </chart:title>
            <chart:categories table:cell-range-address="'Pressure and velocity'.A2:'Pressure and velocity'.A34"/>
          </chart:axis>
          <chart:axis chart:dimension="y" chart:name="primary-y" chart:style-name="ch6">
            <chart:title svg:x="0.451cm" svg:y="5.635cm" chart:style-name="ch7">
              <text:p>Velocity (m/s)</text:p>
            </chart:title>
            <chart:grid chart:style-name="ch8" chart:class="major"/>
          </chart:axis>
          <chart:series chart:style-name="ch9" chart:values-cell-range-address="'Pressure and velocity'.E2:'Pressure and velocity'.E34" chart:label-cell-address="'Pressure and velocity'.E1:'Pressure and velocity'.E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 (m/s)</text:p>
                <draw:g>
                  <svg:desc>'Pressure and velocity'.E1:'Pressure and velocity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ressure and velocity'.A2:'Pressure and velocity'.A34</svg:desc>
                </draw:g>
              </table:table-cell>
              <table:table-cell office:value-type="float" office:value="49648287.18">
                <text:p>49648287.18</text:p>
                <draw:g>
                  <svg:desc>'Pressure and velocity'.E2:'Pressure and velocity'.E34</svg:desc>
                </draw:g>
              </table:table-cell>
            </table:table-row>
            <table:table-row>
              <table:table-cell office:value-type="float" office:value="1012189000">
                <text:p>1012189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5861000">
                <text:p>2025861000</text:p>
              </table:table-cell>
              <table:table-cell office:value-type="float" office:value="-7454092.394">
                <text:p>-7454092.394</text:p>
              </table:table-cell>
            </table:table-row>
            <table:table-row>
              <table:table-cell office:value-type="float" office:value="3037122000">
                <text:p>3037122000</text:p>
              </table:table-cell>
              <table:table-cell office:value-type="float" office:value="-36062878.53">
                <text:p>-36062878.53</text:p>
              </table:table-cell>
            </table:table-row>
            <table:table-row>
              <table:table-cell office:value-type="float" office:value="4047406000">
                <text:p>404740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57355000">
                <text:p>5057355000</text:p>
              </table:table-cell>
              <table:table-cell office:value-type="float" office:value="6209449.718">
                <text:p>6209449.718</text:p>
              </table:table-cell>
            </table:table-row>
            <table:table-row>
              <table:table-cell office:value-type="float" office:value="6068986000">
                <text:p>6068986000</text:p>
              </table:table-cell>
              <table:table-cell office:value-type="float" office:value="2211964.301">
                <text:p>2211964.301</text:p>
              </table:table-cell>
            </table:table-row>
            <table:table-row>
              <table:table-cell office:value-type="float" office:value="7204931000">
                <text:p>7204931000</text:p>
              </table:table-cell>
              <table:table-cell office:value-type="float" office:value="620722.591">
                <text:p>620722.591</text:p>
              </table:table-cell>
            </table:table-row>
            <table:table-row>
              <table:table-cell office:value-type="float" office:value="8216925000">
                <text:p>8216925000</text:p>
              </table:table-cell>
              <table:table-cell office:value-type="float" office:value="45367632.42">
                <text:p>45367632.42</text:p>
              </table:table-cell>
            </table:table-row>
            <table:table-row>
              <table:table-cell office:value-type="float" office:value="9227697000">
                <text:p>9227697000</text:p>
              </table:table-cell>
              <table:table-cell office:value-type="float" office:value="176644982.7">
                <text:p>176644982.7</text:p>
              </table:table-cell>
            </table:table-row>
            <table:table-row>
              <table:table-cell office:value-type="float" office:value="10237643000">
                <text:p>10237643000</text:p>
              </table:table-cell>
              <table:table-cell office:value-type="float" office:value="263513330.4">
                <text:p>263513330.4</text:p>
              </table:table-cell>
            </table:table-row>
            <table:table-row>
              <table:table-cell office:value-type="float" office:value="11248416000">
                <text:p>11248416000</text:p>
              </table:table-cell>
              <table:table-cell office:value-type="float" office:value="406596027.3">
                <text:p>406596027.3</text:p>
              </table:table-cell>
            </table:table-row>
            <table:table-row>
              <table:table-cell office:value-type="float" office:value="12261966000">
                <text:p>12261966000</text:p>
              </table:table-cell>
              <table:table-cell office:value-type="float" office:value="531383350.3">
                <text:p>531383350.3</text:p>
              </table:table-cell>
            </table:table-row>
            <table:table-row>
              <table:table-cell office:value-type="float" office:value="13269259000">
                <text:p>13269259000</text:p>
              </table:table-cell>
              <table:table-cell office:value-type="float" office:value="586342779.1">
                <text:p>586342779.1</text:p>
              </table:table-cell>
            </table:table-row>
            <table:table-row>
              <table:table-cell office:value-type="float" office:value="14280764000">
                <text:p>14280764000</text:p>
              </table:table-cell>
              <table:table-cell office:value-type="float" office:value="604083902.4">
                <text:p>604083902.4</text:p>
              </table:table-cell>
            </table:table-row>
            <table:table-row>
              <table:table-cell office:value-type="float" office:value="15292782000">
                <text:p>15292782000</text:p>
              </table:table-cell>
              <table:table-cell office:value-type="float" office:value="625715424">
                <text:p>625715424</text:p>
              </table:table-cell>
            </table:table-row>
            <table:table-row>
              <table:table-cell office:value-type="float" office:value="16305019000">
                <text:p>16305019000</text:p>
              </table:table-cell>
              <table:table-cell office:value-type="float" office:value="616824107.3">
                <text:p>616824107.3</text:p>
              </table:table-cell>
            </table:table-row>
            <table:table-row>
              <table:table-cell office:value-type="float" office:value="17315609000">
                <text:p>17315609000</text:p>
              </table:table-cell>
              <table:table-cell office:value-type="float" office:value="631781765.7">
                <text:p>631781765.7</text:p>
              </table:table-cell>
            </table:table-row>
            <table:table-row>
              <table:table-cell office:value-type="float" office:value="18329189000">
                <text:p>18329189000</text:p>
              </table:table-cell>
              <table:table-cell office:value-type="float" office:value="647516190.5">
                <text:p>647516190.5</text:p>
              </table:table-cell>
            </table:table-row>
            <table:table-row>
              <table:table-cell office:value-type="float" office:value="19342465000">
                <text:p>19342465000</text:p>
              </table:table-cell>
              <table:table-cell office:value-type="float" office:value="687074717.8">
                <text:p>687074717.8</text:p>
              </table:table-cell>
            </table:table-row>
            <table:table-row>
              <table:table-cell office:value-type="float" office:value="20352348000">
                <text:p>20352348000</text:p>
              </table:table-cell>
              <table:table-cell office:value-type="float" office:value="703997106.8">
                <text:p>703997106.8</text:p>
              </table:table-cell>
            </table:table-row>
            <table:table-row>
              <table:table-cell office:value-type="float" office:value="21363914000">
                <text:p>21363914000</text:p>
              </table:table-cell>
              <table:table-cell office:value-type="float" office:value="682064408.1">
                <text:p>682064408.1</text:p>
              </table:table-cell>
            </table:table-row>
            <table:table-row>
              <table:table-cell office:value-type="float" office:value="22374901000">
                <text:p>22374901000</text:p>
              </table:table-cell>
              <table:table-cell office:value-type="float" office:value="681764907.6">
                <text:p>681764907.6</text:p>
              </table:table-cell>
            </table:table-row>
            <table:table-row>
              <table:table-cell office:value-type="float" office:value="23387321000">
                <text:p>23387321000</text:p>
              </table:table-cell>
              <table:table-cell office:value-type="float" office:value="688701937.7">
                <text:p>688701937.7</text:p>
              </table:table-cell>
            </table:table-row>
            <table:table-row>
              <table:table-cell office:value-type="float" office:value="24399651000">
                <text:p>24399651000</text:p>
              </table:table-cell>
              <table:table-cell office:value-type="float" office:value="663512665.3">
                <text:p>663512665.3</text:p>
              </table:table-cell>
            </table:table-row>
            <table:table-row>
              <table:table-cell office:value-type="float" office:value="25411632000">
                <text:p>25411632000</text:p>
              </table:table-cell>
              <table:table-cell office:value-type="float" office:value="598507284.8">
                <text:p>598507284.8</text:p>
              </table:table-cell>
            </table:table-row>
            <table:table-row>
              <table:table-cell office:value-type="float" office:value="26423290000">
                <text:p>26423290000</text:p>
              </table:table-cell>
              <table:table-cell office:value-type="float" office:value="527635472.6">
                <text:p>527635472.6</text:p>
              </table:table-cell>
            </table:table-row>
            <table:table-row>
              <table:table-cell office:value-type="float" office:value="27432659000">
                <text:p>27432659000</text:p>
              </table:table-cell>
              <table:table-cell office:value-type="float" office:value="393897600.9">
                <text:p>393897600.9</text:p>
              </table:table-cell>
            </table:table-row>
            <table:table-row>
              <table:table-cell office:value-type="float" office:value="28446361000">
                <text:p>28446361000</text:p>
              </table:table-cell>
              <table:table-cell office:value-type="float" office:value="293492769">
                <text:p>293492769</text:p>
              </table:table-cell>
            </table:table-row>
            <table:table-row>
              <table:table-cell office:value-type="float" office:value="29455516000">
                <text:p>29455516000</text:p>
              </table:table-cell>
              <table:table-cell office:value-type="float" office:value="147749256.8">
                <text:p>147749256.8</text:p>
              </table:table-cell>
            </table:table-row>
            <table:table-row>
              <table:table-cell office:value-type="float" office:value="30468483000">
                <text:p>30468483000</text:p>
              </table:table-cell>
              <table:table-cell office:value-type="float" office:value="26770955.56">
                <text:p>26770955.56</text:p>
              </table:table-cell>
            </table:table-row>
            <table:table-row>
              <table:table-cell office:value-type="float" office:value="31478554000">
                <text:p>3147855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90700000">
                <text:p>324907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